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754cm" fo:min-width="2.51cm"/>
    </style:style>
    <style:style style:name="gr2" style:family="graphic" style:parent-style-name="standard">
      <style:graphic-properties svg:stroke-color="#000000" draw:fill-color="#dddddd" draw:textarea-horizontal-align="justify" draw:textarea-vertical-align="middle" draw:auto-grow-height="false" fo:min-height="1.1cm" fo:min-width="9.351cm"/>
    </style:style>
    <style:style style:name="gr3" style:family="graphic" style:parent-style-name="standard">
      <style:graphic-properties draw:stroke="none" svg:stroke-color="#000000" draw:fill="none" draw:fill-color="#ffffff" fo:min-height="1.125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5" style:family="graphic" style:parent-style-name="standard">
      <style:graphic-properties svg:stroke-color="#000000" draw:fill-color="#dddddd" draw:textarea-horizontal-align="justify" draw:textarea-vertical-align="middle" draw:auto-grow-height="false" fo:min-height="0.097cm" fo:min-width="0cm"/>
    </style:style>
    <style:style style:name="gr6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7" style:family="graphic" style:parent-style-name="standard">
      <style:graphic-properties svg:stroke-color="#000000" draw:fill-color="#dddddd" draw:textarea-horizontal-align="justify" draw:textarea-vertical-align="middle" draw:auto-grow-height="false" fo:min-height="1.72cm" fo:min-width="2.51cm"/>
    </style:style>
    <style:style style:name="gr8" style:family="graphic" style:parent-style-name="standard">
      <style:graphic-properties draw:stroke="none" svg:stroke-color="#000000" draw:fill="none" draw:fill-color="#ffffff" fo:min-height="0.508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9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10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24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50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525cm"/>
      <style:paragraph-properties style:writing-mode="lr-tb"/>
    </style:style>
    <style:style style:name="gr15" style:family="graphic" style:parent-style-name="standard">
      <style:graphic-properties svg:stroke-color="#000000" draw:fill-color="#dddddd" draw:textarea-horizontal-align="justify" draw:textarea-vertical-align="middle" draw:auto-grow-height="false" fo:min-height="1.228cm" fo:min-width="2.018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1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6pt" style:font-size-complex="6pt"/>
    </style:style>
    <style:style style:name="P5" style:family="paragraph">
      <loext:graphic-properties draw:fill="none" draw:fill-color="#ffffff"/>
      <style:paragraph-properties style:writing-mode="lr-tb"/>
      <style:text-properties fo:font-size="9pt" style:font-size-asian="6pt" style:font-size-complex="6pt"/>
    </style:style>
    <style:style style:name="T1" style:family="text">
      <style:text-properties fo:font-size="11pt" style:font-size-asian="8pt" style:font-size-complex="8pt"/>
    </style:style>
    <style:style style:name="T2" style:family="text">
      <style:text-properties fo:font-size="8pt" style:font-size-asian="6pt" style:font-size-complex="6pt"/>
    </style:style>
    <style:style style:name="T3" style:family="text">
      <style:text-properties fo:font-size="9pt" style:font-size-asian="6pt" style:font-size-complex="6pt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1cm" svg:height="2.004cm" svg:x="10.716cm" svg:y="4.3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9.851cm" svg:height="1.35cm" svg:x="3.792cm" svg:y="2.0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0.006cm" svg:height="1.375cm" svg:x="3.637cm" svg:y="2.161cm">
          <draw:text-box>
            <text:p><text:span text:style-name="T1">f_3 := <text:s text:c="13"/></text:span><text:span text:style-name="T1"><text:s text:c="6"/>x:= 5 <text:s text:c="7"/></text:span><text:span text:style-name="T1">y:= 5 <text:s text:c="3"/></text:span></text:p>
          </draw:text-box>
        </draw:frame>
        <draw:line draw:style-name="gr4" draw:text-style-name="P3" draw:layer="layout" svg:x1="5.561cm" svg:y1="2.087cm" svg:x2="5.561cm" svg:y2="1.101cm">
          <text:p/>
        </draw:line>
        <draw:custom-shape draw:style-name="gr5" draw:text-style-name="P1" draw:layer="layout" svg:width="0.492cm" svg:height="0.491cm" svg:x="4.777cm" svg:y="4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" draw:id="id1" draw:layer="layout" svg:width="0.492cm" svg:height="0.491cm" svg:x="5.27cm" svg:y="4.3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5.013cm" svg:y1="4.63cm" svg:x2="5.013cm" svg:y2="5.872cm">
          <text:p/>
        </draw:line>
        <draw:custom-shape draw:style-name="gr7" draw:text-style-name="P1" draw:layer="layout" svg:width="3.01cm" svg:height="1.97cm" svg:x="10.69cm" svg:y="7.3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4" draw:layer="layout" svg:width="1.477cm" svg:height="0.758cm" svg:x="9.704cm" svg:y="8.074cm">
          <draw:text-box>
            <text:p><text:span text:style-name="T2">E2</text:span></text:p>
          </draw:text-box>
        </draw:frame>
        <draw:line draw:style-name="gr9" draw:text-style-name="P3" draw:layer="layout" svg:x1="5.506cm" svg:y1="3.408cm" svg:x2="5.506cm" svg:y2="4.454cm">
          <text:p/>
        </draw:line>
        <draw:connector draw:style-name="gr10" draw:text-style-name="P3" draw:layer="layout" svg:x1="5.762cm" svg:y1="4.641cm" svg:x2="8.717cm" svg:y2="3.408cm" draw:start-shape="id1" draw:start-glue-point="10" draw:end-shape="id2" svg:d="M5762 4641h2955v-1233" svg:viewBox="0 0 2956 1234">
          <text:p/>
        </draw:connector>
        <draw:frame draw:style-name="gr11" draw:text-style-name="P5" draw:layer="layout" svg:width="5.417cm" svg:height="1.498cm" svg:x="3.3cm" svg:y="5.872cm">
          <draw:text-box>
            <text:p><text:span text:style-name="T3">Parameters: </text:span><text:span text:style-name="T4">x,y</text:span></text:p>
            <text:p><text:span text:style-name="T3">Body: ...</text:span></text:p>
          </draw:text-box>
        </draw:frame>
        <draw:frame draw:style-name="gr12" draw:text-style-name="P4" draw:layer="layout" svg:width="1.477cm" svg:height="0.759cm" svg:x="9.703cm" svg:y="4.438cm">
          <draw:text-box>
            <text:p><text:span text:style-name="T2">E1</text:span></text:p>
          </draw:text-box>
        </draw:frame>
        <draw:line draw:style-name="gr4" draw:text-style-name="P3" draw:layer="layout" svg:x1="11.983cm" svg:y1="4.394cm" svg:x2="11.983cm" svg:y2="3.408cm">
          <text:p/>
        </draw:line>
        <draw:frame draw:style-name="gr13" draw:text-style-name="P4" draw:layer="layout" svg:width="2.484cm" svg:height="0.887cm" svg:x="10.898cm" svg:y="4.438cm">
          <draw:text-box>
            <text:p><text:span text:style-name="T2">a: 26</text:span></text:p>
            <text:p><text:span text:style-name="T2">b: -4</text:span></text:p>
          </draw:text-box>
        </draw:frame>
        <draw:frame draw:style-name="gr13" draw:text-style-name="P4" draw:layer="layout" svg:width="2.954cm" svg:height="0.887cm" svg:x="10.69cm" svg:y="7.609cm">
          <draw:text-box>
            <text:p><text:span text:style-name="T2">square :=</text:span></text:p>
            <text:p><text:span text:style-name="T2"/></text:p>
          </draw:text-box>
        </draw:frame>
        <draw:line draw:style-name="gr4" draw:text-style-name="P3" draw:layer="layout" svg:x1="11.984cm" svg:y1="7.383cm" svg:x2="11.984cm" svg:y2="6.397cm">
          <text:p/>
        </draw:line>
        <draw:frame draw:style-name="gr8" draw:text-style-name="P4" draw:layer="layout" svg:width="2.955cm" svg:height="0.758cm" svg:x="7.887cm" svg:y="10.719cm">
          <draw:text-box>
            <text:p><text:span text:style-name="T2">Call square</text:span></text:p>
          </draw:text-box>
        </draw:frame>
        <draw:frame draw:style-name="gr14" draw:text-style-name="P4" draw:layer="layout" svg:width="0.952cm" svg:height="0.775cm" svg:x="9.79cm" svg:y="10.702cm">
          <draw:text-box>
            <text:p><text:span text:style-name="T2">E3</text:span></text:p>
          </draw:text-box>
        </draw:frame>
        <draw:line draw:style-name="gr4" draw:text-style-name="P3" draw:layer="layout" svg:x1="11.985cm" svg:y1="10.283cm" svg:x2="11.985cm" svg:y2="9.297cm">
          <text:p/>
        </draw:line>
        <draw:custom-shape draw:style-name="gr15" draw:text-style-name="P1" draw:layer="layout" svg:width="2.518cm" svg:height="1.478cm" svg:x="10.842cm" svg:y="10.2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4" draw:layer="layout" svg:width="2.955cm" svg:height="0.759cm" svg:x="10.842cm" svg:y="10.401cm">
          <draw:text-box>
            <text:p><text:span text:style-name="T2">a:676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6" draw:display-name="Arrowheads 6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3T19:00:00.087633779</meta:creation-date>
    <dc:date>2023-03-23T19:13:26.625013615</dc:date>
    <meta:editing-duration>PT12M7S</meta:editing-duration>
    <meta:editing-cycles>2</meta:editing-cycles>
    <meta:generator>LibreOffice/7.0.4.2$Linux_X86_64 LibreOffice_project/00$Build-2</meta:generator>
    <meta:document-statistic meta:object-count="22"/>
  </office:meta>
</office:document-meta>
</file>